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  <style:text-properties fo:language="en" fo:country="US"/>
    </style:style>
    <style:style style:name="P2" style:parent-style-name="Standaard" style:family="paragraph">
      <style:text-properties fo:language="en" fo:country="US"/>
    </style:style>
    <style:style style:name="P3" style:parent-style-name="Standaard" style:family="paragraph">
      <style:text-properties fo:language="en" fo:country="US"/>
    </style:style>
    <style:style style:name="P4" style:parent-style-name="Standaard" style:family="paragraph">
      <style:text-properties fo:language="en" fo:country="US"/>
    </style:style>
    <style:style style:name="T5" style:parent-style-name="Standaardalinea-lettertype" style:family="text">
      <style:text-properties fo:language="en" fo:country="US"/>
    </style:style>
    <style:style style:name="T6" style:parent-style-name="Standaardalinea-lettertype" style:family="text">
      <style:text-properties fo:language="en" fo:country="US"/>
    </style:style>
    <style:style style:name="T7" style:parent-style-name="Standaardalinea-lettertype" style:family="text">
      <style:text-properties fo:language="en" fo:country="US"/>
    </style:style>
    <style:style style:name="T8" style:parent-style-name="Standaardalinea-lettertype" style:family="text">
      <style:text-properties fo:language="en" fo:country="US"/>
    </style:style>
    <style:style style:name="T9" style:parent-style-name="Standaardalinea-lettertype" style:family="text">
      <style:text-properties fo:language="en" fo:country="US"/>
    </style:style>
    <style:style style:name="T10" style:parent-style-name="Standaardalinea-lettertype" style:family="text">
      <style:text-properties fo:language="en" fo:country="US"/>
    </style:style>
    <style:style style:name="T11" style:parent-style-name="Standaardalinea-lettertype" style:family="text">
      <style:text-properties fo:language="en" fo:country="US"/>
    </style:style>
    <style:style style:name="T12" style:parent-style-name="Standaardalinea-lettertype" style:family="text">
      <style:text-properties style:font-name-complex="Calibri" fo:language="en" fo:country="US"/>
    </style:style>
    <style:style style:name="T13" style:parent-style-name="Standaardalinea-lettertype" style:family="text">
      <style:text-properties style:font-name-complex="Calibri" fo:language="en" fo:country="US"/>
    </style:style>
    <style:style style:name="P14" style:parent-style-name="Standaard" style:family="paragraph">
      <style:text-properties fo:language="en" fo:country="US"/>
    </style:style>
    <style:style style:name="P15" style:parent-style-name="Standaard" style:family="paragraph">
      <style:text-properties fo:language="en" fo:country="US"/>
    </style:style>
    <style:style style:name="P16" style:parent-style-name="Lijstalinea" style:list-style-name="LFO2" style:family="paragraph">
      <style:text-properties fo:language="en" fo:country="US"/>
    </style:style>
    <style:style style:name="P17" style:parent-style-name="Lijstalinea" style:list-style-name="LFO2" style:family="paragraph">
      <style:text-properties fo:language="en" fo:country="US"/>
    </style:style>
    <style:style style:name="P18" style:parent-style-name="Lijstalinea" style:list-style-name="LFO2" style:family="paragraph">
      <style:text-properties fo:language="en" fo:country="US"/>
    </style:style>
    <style:style style:name="P19" style:parent-style-name="Standaard" style:family="paragraph">
      <style:text-properties fo:language="en" fo:country="US"/>
    </style:style>
    <style:style style:name="P20" style:parent-style-name="Standaard" style:family="paragraph">
      <style:text-properties fo:language="en" fo:country="US"/>
    </style:style>
    <style:style style:name="P21" style:parent-style-name="Lijstalinea" style:list-style-name="LFO3" style:family="paragraph">
      <style:text-properties fo:language="en" fo:country="US"/>
    </style:style>
    <style:style style:name="P22" style:parent-style-name="Lijstalinea" style:list-style-name="LFO3" style:family="paragraph">
      <style:text-properties fo:language="en" fo:country="US"/>
    </style:style>
    <style:style style:name="P23" style:parent-style-name="Lijstalinea" style:list-style-name="LFO3" style:family="paragraph"/>
    <style:style style:name="T24" style:parent-style-name="Standaardalinea-lettertype" style:family="text">
      <style:text-properties fo:language="en" fo:country="US"/>
    </style:style>
  </office:automatic-styles>
  <office:body>
    <office:text text:use-soft-page-breaks="true">
      <text:p text:style-name="P1">Bil internship plan<text:s/>Indira Bijl</text:p>
      <text:p text:style-name="P2">Host organisation</text:p>
      <text:p text:style-name="P3">The<text:s/>host organization will<text:s/>be<text:s/>The Center for International Forestry Research (CIFOR and World Agroforestry (ICRAF), that is a combined<text:s/>organization. It is a Research Institute that works on<text:s/>topics with<text:s/>deforestation and biodiversity loss, the climate crisis, unsustainable food systems, unsustainable supply and value chains, and extreme inequality. More specifically, they try to find<text:s/>nature-based solutions for forest and tree landscapes<text:s/>in this regard.<text:s/>In the<text:s/>particular project<text:s/>I want to<text:s/>do my internship with, they work together with the state government of Andhra Pradesh and private companies for funding<text:s/>and partnership.</text:p>
      <text:p text:style-name="P4">Terraborepalli, Andhra Pradesh, India</text:p>
      <text:p text:style-name="Standaard"><text:span text:style-name="T5">The village where I w</text:span><text:span text:style-name="T6">ill do my internship has a population of 1283 people</text:span><text:span text:style-name="T7">, and has an agricultural land use of 80%. From this 97% is used for groundnut production. This production brings on average a deficit in income to the people, but they still grow it because it has become habitual over the years.</text:span><text:span text:style-name="T8"><text:s/>In general, f</text:span><text:span text:style-name="T9">armers have not incorporated any new practices and there is no communication with the farmers of the other villages</text:span><text:span text:style-name="T10">.<text:s/></text:span><text:span text:style-name="T11">(</text:span><text:span text:style-name="T12">CIFOR-ICRAF, 2021</text:span><text:span text:style-name="T13">)</text:span></text:p>
      <text:p text:style-name="P14"/>
      <text:p text:style-name="P15">Professional learning objectives</text:p>
      <text:list text:style-name="LFO2" text:continue-numbering="true">
        <text:list-item>
          <text:p text:style-name="P16">To learn about the most common farming techniques and methods used in the state, I want to visit a big farm in the state Andhra Pradesh. By going there,<text:s/>I want to learn how a<text:s/>standard<text:s/>big farm operates in practice.<text:s/></text:p>
        </text:list-item>
        <text:list-item>
          <text:p text:style-name="P17">To learn about water conservation practices, I want to visit<text:s/>a location of the<text:s/>Andhra Pradesh Micro Irrigation Project,<text:s/>where micro irrigation systems are implemented to improve water use efficiency.<text:s/>The main goal for me is to learn about the process of how such a micro irrigation system was implemented and<text:s/>if and<text:s/>how it is benefitting<text:s/>the farmers.<text:s/></text:p>
        </text:list-item>
        <text:list-item>
          <text:p text:style-name="P18">I also want to visit<text:s/>one of the villages in Andhra Pradesh with<text:s/>Farmer Managed Groundwater Systems,<text:s/>initiated by FAO and local partner NGO’s.<text:s/>Here farmers are taught how to use groundwater resources more sustainably. I would like to see how they monitor and manage<text:s/>the available groundwater resources.</text:p>
        </text:list-item>
      </text:list>
      <text:p text:style-name="P19"/>
      <text:p text:style-name="P20">Personal learning objectives</text:p>
      <text:list text:style-name="LFO3" text:continue-numbering="true">
        <text:list-item>
          <text:p text:style-name="P21">Intercultural communication; learning how to communicate with farmers (either via a translator or when the Indian farmers can speak English)</text:p>
        </text:list-item>
        <text:list-item>
          <text:p text:style-name="P22">Making contacts/networks with different<text:s/>(inter)national organisations</text:p>
        </text:list-item>
        <text:list-item>
          <text:p text:style-name="P23"><text:span text:style-name="T24">Gaining experience in working with a professional organisations and institution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Normaalweb" style:display-name="Normaal (web)" style:family="paragraph" style:parent-style-name="Standa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 fo:hyphenate="false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ijl, Indira</meta:initial-creator>
    <dc:creator>Bijl, Indira</dc:creator>
    <meta:creation-date>2022-06-20T15:38:00Z</meta:creation-date>
    <dc:date>2022-06-20T15:38:00Z</dc:date>
    <meta:template xlink:href="Normal" xlink:type="simple"/>
    <meta:editing-cycles>2</meta:editing-cycles>
    <meta:editing-duration>PT60S</meta:editing-duration>
    <meta:document-statistic meta:page-count="1" meta:paragraph-count="4" meta:word-count="368" meta:character-count="2392" meta:row-count="16" meta:non-whitespace-character-count="2028"/>
  </office:meta>
</office:document-meta>
</file>